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6f4" officeooo:paragraph-rsid="001486f4"/>
    </style:style>
    <style:style style:name="P2" style:family="paragraph" style:parent-style-name="Standard">
      <style:text-properties fo:color="#2a6099"/>
    </style:style>
    <style:style style:name="P3" style:family="paragraph" style:parent-style-name="Standard">
      <style:text-properties fo:color="#2a6099" officeooo:rsid="0015453d" officeooo:paragraph-rsid="0015453d"/>
    </style:style>
    <style:style style:name="P4" style:family="paragraph" style:parent-style-name="Standard">
      <style:text-properties fo:color="#000000" officeooo:rsid="0015453d" officeooo:paragraph-rsid="0015453d"/>
    </style:style>
    <style:style style:name="P5" style:family="paragraph" style:parent-style-name="Standard">
      <style:text-properties fo:color="#000000" officeooo:rsid="0017fbee" officeooo:paragraph-rsid="0017fbee"/>
    </style:style>
    <style:style style:name="T1" style:family="text">
      <style:text-properties officeooo:rsid="0015453d"/>
    </style:style>
    <style:style style:name="T2" style:family="text">
      <style:text-properties fo:color="#2a6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VCodec ff_h264_decoder = {</text:p>
      <text:p text:style-name="Standard"><text:s text:c="4"/>.name <text:s text:c="17"/>= "h264",</text:p>
      <text:p text:style-name="Standard"><text:s text:c="4"/>.long_name <text:s text:c="12"/>= NULL_IF_CONFIG_SMALL("H.264 / AVC / MPEG-4 AVC / MPEG-4 part 10"),</text:p>
      <text:p text:style-name="Standard"><text:s text:c="4"/>.type <text:s text:c="17"/>= AVMEDIA_TYPE_VIDEO,</text:p>
      <text:p text:style-name="Standard"><text:s text:c="4"/>.id <text:s text:c="19"/>= AV_CODEC_ID_H264,</text:p>
      <text:p text:style-name="Standard"><text:s text:c="4"/>.priv_data_size <text:s text:c="7"/>= sizeof(H264Context),</text:p>
      <text:p text:style-name="Standard"><text:s text:c="4"/>.init <text:s text:c="17"/>= ff_h264_decode_init,</text:p>
      <text:p text:style-name="Standard"><text:s text:c="4"/>.close <text:s text:c="16"/>= h264_decode_end,</text:p>
      <text:p text:style-name="Standard"><text:s text:c="4"/>.decode <text:s text:c="15"/>= h264_decode_frame,</text:p>
      <text:p text:style-name="Standard"><text:s text:c="4"/>.capabilities <text:s text:c="9"/>= /*AV_CODEC_CAP_DRAW_HORIZ_BAND |*/ AV_CODEC_CAP_DR1 |</text:p>
      <text:p text:style-name="Standard"><text:s text:c="29"/>AV_CODEC_CAP_DELAY | AV_CODEC_CAP_SLICE_THREADS |</text:p>
      <text:p text:style-name="Standard"><text:s text:c="29"/>AV_CODEC_CAP_FRAME_THREADS,</text:p>
      <text:p text:style-name="Standard"><text:s text:c="4"/>.caps_internal <text:s text:c="8"/>= FF_CODEC_CAP_INIT_THREADSAFE,</text:p>
      <text:p text:style-name="Standard"><text:s text:c="4"/>.flush <text:s text:c="16"/>= flush_dpb,</text:p>
      <text:p text:style-name="Standard"><text:s text:c="4"/>.init_thread_copy <text:s text:c="5"/>= ONLY_IF_THREADS_ENABLED(decode_init_thread_copy),</text:p>
      <text:p text:style-name="Standard"><text:s text:c="4"/>.update_thread_context = ONLY_IF_THREADS_ENABLED(ff_h264_update_thread_context),</text:p>
      <text:p text:style-name="Standard"><text:s text:c="4"/>.profiles <text:s text:c="13"/>= NULL_IF_CONFIG_SMALL(ff_h264_profiles),</text:p>
      <text:p text:style-name="Standard"><text:s text:c="4"/>.priv_class <text:s text:c="11"/>= &amp;h264_class,</text:p>
      <text:p text:style-name="Standard">};</text:p>
      <text:p text:style-name="Standard"/>
      <text:p text:style-name="Standard"/>
      <text:p text:style-name="Standard">AVCodecParser ff_h264_parser = {</text:p>
      <text:p text:style-name="Standard"><text:s text:c="4"/>.codec_ids <text:s text:c="5"/>= { AV_CODEC_ID_H264 },</text:p>
      <text:p text:style-name="Standard"><text:s text:c="4"/>.priv_data_size = sizeof(H264ParseContext),</text:p>
      <text:p text:style-name="Standard"><text:s text:c="4"/>.parser_init <text:s text:c="3"/>= init,</text:p>
      <text:p text:style-name="Standard"><text:s text:c="4"/>.parser_parse <text:s text:c="2"/>= h264_parse,</text:p>
      <text:p text:style-name="Standard"><text:s text:c="4"/>.parser_close <text:s text:c="2"/>= h264_close,</text:p>
      <text:p text:style-name="Standard"><text:s text:c="4"/>.split <text:s text:c="9"/>= h264_split,</text:p>
      <text:p text:style-name="Standard">};</text:p>
      <text:p text:style-name="Standard">/ff_h264_parse</text:p>
      <text:p text:style-name="Standard"/>
      <text:p text:style-name="Standard"/>
      <text:p text:style-name="Standard"/>
      <text:p text:style-name="P1"><text:span text:style-name="T1">1.</text:span>avcodec_register</text:p>
      <text:p text:style-name="P1"/>
      <text:p text:style-name="P1">Register all the codecs, parsers and bitstream filters which were enabled at</text:p>
      <text:p text:style-name="P1"><text:s/>* configuration time. If you do not call this function you can select exactly</text:p>
      <text:p text:style-name="P1"><text:s/>* which formats you want to support, by using the individual registration</text:p>
      <text:p text:style-name="P1"><text:s/>* functions.</text:p>
      <text:p text:style-name="P1"/>
      <text:p text:style-name="Standard"><text:a xlink:type="simple" xlink:href="http://man.hubwiz.com/docset/FFmpeg.docset/Contents/Resources/Documents/api/group__lavc__core.html" text:style-name="Internet_20_link" text:visited-style-name="Visited_20_Internet_20_Link"><text:span text:style-name="T2">http://man.hubwiz.com/docset/FFmpeg.docset/Contents/Resources/Documents/api/group__lavc__core.html</text:span></text:a></text:p>
      <text:p text:style-name="Standard"/>
      <text:p text:style-name="Standard"><text:span text:style-name="T1">2.</text:span>avcodec_find_decoder</text:p>
      <text:p text:style-name="Standard"/>
      <text:p text:style-name="Standard">Initialize the AVCodecContext to use the given AVCodec. Prior to using this</text:p>
      <text:p text:style-name="Standard"><text:s/>* function the context has to be allocated with avcodec_alloc_context3().</text:p>
      <text:p text:style-name="Standard"><text:s/>*</text:p>
      <text:p text:style-name="Standard"><text:s/>* The functions avcodec_find_decoder_by_name(), avcodec_find_encoder_by_name(),</text:p>
      <text:p text:style-name="Standard"><text:s/>* avcodec_find_decoder() and avcodec_find_encoder() provide an easy way for</text:p>
      <text:p text:style-name="Standard"><text:s/>* retrieving a codec.</text:p>
      <text:p text:style-name="Standard"><text:soft-page-break/></text:p>
      <text:p text:style-name="Standard"><text:a xlink:type="simple" xlink:href="https://ffmpeg.org/doxygen/2.7/group__lavc__decoding.html" text:style-name="Internet_20_link" text:visited-style-name="Visited_20_Internet_20_Link"><text:span text:style-name="T2">https://ffmpeg.org/doxygen/2.7/group__lavc__decoding.html</text:span></text:a></text:p>
      <text:p text:style-name="Standard"/>
      <text:p text:style-name="Standard"><text:span text:style-name="T1">3.</text:span>av_register_codec_parser</text:p>
      <text:p text:style-name="Standard"/>
      <text:p text:style-name="P2">https://ffmpeg.org/doxygen/4.0/group__lavc__parsing.html#ga0902d9337ad32aed0d23d7829e1f410f</text:p>
      <text:p text:style-name="Standard"/>
      <text:p text:style-name="P2"><text:a xlink:type="simple" xlink:href="https://ffmpeg.org/doxygen/2.7/group__lavc__decoding.html#ga19a0ca553277f019dd5b0fec6e1f9dca" text:style-name="Internet_20_link" text:visited-style-name="Visited_20_Internet_20_Link">https://ffmpeg.org/doxygen/2.7/group__lavc__decoding.html#ga19a0ca553277f019dd5b0fec6e1f9dca</text:a></text:p>
      <text:p text:style-name="P2"/>
      <text:p text:style-name="P2"/>
      <text:p text:style-name="P4">4.avcodec_alloc_context3</text:p>
      <text:p text:style-name="P4"/>
      <text:p text:style-name="P4">AVCodecContext *avcodec_alloc_context3(const AVCodec *codec);</text:p>
      <text:p text:style-name="P4"/>
      <text:p text:style-name="P4">/**</text:p>
      <text:p text:style-name="P4"><text:s/>* Free the codec context and everything associated with it and write NULL to</text:p>
      <text:p text:style-name="P4"><text:s/>* the provided pointer.</text:p>
      <text:p text:style-name="P4"><text:s/>*/</text:p>
      <text:p text:style-name="P4">void avcodec_free_context(AVCodecContext **avctx);</text:p>
      <text:p text:style-name="P4"/>
      <text:p text:style-name="P4">/**</text:p>
      <text:p text:style-name="P4"><text:s/>* Set the fields of the given AVCodecContext to default values corresponding</text:p>
      <text:p text:style-name="P4"><text:s/>* to the given codec (defaults may be codec-dependent).</text:p>
      <text:p text:style-name="P4"><text:s/>*</text:p>
      <text:p text:style-name="P4"><text:s/>* Do not call this function if a non-NULL codec has been passed</text:p>
      <text:p text:style-name="P4"><text:s/>* to avcodec_alloc_context3() that allocated this AVCodecContext.</text:p>
      <text:p text:style-name="P4"><text:s/>* If codec is non-NULL, it is illegal to call avcodec_open2() with a</text:p>
      <text:p text:style-name="P4"><text:s/>* different codec on this AVCodecContext.</text:p>
      <text:p text:style-name="P4"><text:s/>*/</text:p>
      <text:p text:style-name="P4"/>
      <text:p text:style-name="P4"/>
      <text:p text:style-name="P5">5.avcodec_open2</text:p>
      <text:p text:style-name="P5"/>
      <text:p text:style-name="P5">int avcodec_open2(AVCodecContext *avctx, const AVCodec *codec, AVDictionary **options);</text:p>
      <text:p text:style-name="P5"/>
      <text:p text:style-name="P5">/**</text:p>
      <text:p text:style-name="P5"><text:s/>* Close a given AVCodecContext and free all the data associated with it</text:p>
      <text:p text:style-name="P5"><text:s/>* (but not the AVCodecContext itself).</text:p>
      <text:p text:style-name="P5"><text:s/>*</text:p>
      <text:p text:style-name="P5"><text:s/>* Calling this function on an AVCodecContext that hasn't been opened will free</text:p>
      <text:p text:style-name="P5"><text:s/>* the codec-specific data allocated in avcodec_alloc_context3() /</text:p>
      <text:p text:style-name="P5"><text:s/>* avcodec_get_context_defaults3() with a non-NULL codec. Subsequent calls will</text:p>
      <text:p text:style-name="P5"><text:s/>* do nothing.</text:p>
      <text:p text:style-name="P5"><text:s/>*/</text:p>
      <text:p text:style-name="P5"/>
      <text:p text:style-name="P5"/>
      <text:p text:style-name="P5">5.av_parser_init</text:p>
      <text:p text:style-name="P5"/>
      <text:p text:style-name="P5"><text:a xlink:type="simple" xlink:href="https://ffmpeg.org/doxygen/2.2/group__lavc__parsing.html#ga0dd9af605377fcbb49fffd982672d377" text:style-name="Internet_20_link" text:visited-style-name="Visited_20_Internet_20_Link">https://ffmpeg.org/doxygen/2.2/group__lavc__parsing.html#ga0dd9af605377fcbb49fffd982672d377</text:a></text:p>
      <text:p text:style-name="P5"><text:soft-page-break/></text:p>
      <text:p text:style-name="P5">AVFrame must be allocated using av_frame_alloc(). Note that this only</text:p>
      <text:p text:style-name="P5"><text:s/>* allocates the AVFrame itself, the buffers for the data must be managed</text:p>
      <text:p text:style-name="P5"><text:s/>* through other means (see below).</text:p>
      <text:p text:style-name="P5"><text:s/>* AVFrame must be freed with av_frame_free().</text:p>
      <text:p text:style-name="P5"><text:s/>*</text:p>
      <text:p text:style-name="P5"><text:s/>* AVFrame is typically allocated once and then reused multiple times to hold</text:p>
      <text:p text:style-name="P5"><text:s/>* different data (e.g. a single AVFrame to hold frames received from a</text:p>
      <text:p text:style-name="P5"><text:s/>* decoder). In such a case, av_frame_unref() will free any references held by</text:p>
      <text:p text:style-name="P5"><text:s/>* the frame and reset it to its original clean state before it</text:p>
      <text:p text:style-name="P5"><text:s/>* is reused again.</text:p>
      <text:p text:style-name="P5"><text:s/>*</text:p>
      <text:p text:style-name="P5"><text:s/>* The data described by an AVFrame is usually reference counted through the</text:p>
      <text:p text:style-name="P5"><text:s/>* AVBuffer API. The underlying buffer references are stored in AVFrame.buf /</text:p>
      <text:p text:style-name="P5"><text:s/>* AVFrame.extended_buf. An AVFrame is considered to be reference counted if at</text:p>
      <text:p text:style-name="P5"><text:s/>* least one reference is set, i.e. if AVFrame.buf[0] != NULL. In such a case,</text:p>
      <text:p text:style-name="P5"><text:s/>* every single data plane must be contained in one of the buffers in</text:p>
      <text:p text:style-name="P5"><text:s/>* AVFrame.buf or AVFrame.extended_buf.</text:p>
      <text:p text:style-name="P5"><text:s/>* There may be a single buffer for all the data, or one separate buffer for</text:p>
      <text:p text:style-name="P5"><text:s/>* each plane, or anything in between.</text:p>
      <text:p text:style-name="P5"><text:s/>*</text:p>
      <text:p text:style-name="P5"><text:s/>* sizeof(AVFrame) is not a part of the public ABI, so new fields may be added</text:p>
      <text:p text:style-name="P5"><text:s/>* to the end with a minor bump.</text:p>
      <text:p text:style-name="P5"><text:s/>* Similarly fields that are marked as to be only accessed by</text:p>
      <text:p text:style-name="P5"><text:s/>* av_opt_ptr() can be reordered. This allows 2 forks to add fields</text:p>
      <text:p text:style-name="P5"><text:s/>* without breaking compatibility with each other.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0:45:29.622121417</meta:creation-date>
    <dc:date>2020-10-01T12:12:17.554167541</dc:date>
    <meta:editing-duration>PT56M25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3" meta:paragraph-count="99" meta:word-count="581" meta:character-count="4813" meta:non-whitespace-character-count="3935"/>
  </office:meta>
</office:document-meta>
</file>